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B9438C15238F490E.png" manifest:media-type="image/png"/>
  <manifest:file-entry manifest:full-path="Pictures/1000000100000780000004381E06923F0F26DDC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.0807in" svg:y="0.1484in" svg:width="6.9252in" svg:height="3.8953in" draw:z-index="0"><draw:image xlink:href="Pictures/1000000100000780000004381E06923F0F26DDC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2" text:anchor-type="char" svg:width="6.9252in" svg:height="3.8953in" draw:z-index="1"><draw:image xlink:href="Pictures/100000010000078000000438B9438C15238F490E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7:30:09.298364438</meta:creation-date>
    <meta:print-date>2024-04-12T17:32:31.509569773</meta:print-date>
    <dc:date>2024-04-13T05:31:10.268715873</dc:date>
    <meta:editing-duration>PT12H1M2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4.7.2$Linux_X86_64 LibreOffice_project/40$Build-2</meta:generator>
  </office:meta>
</office:document-meta>
</file>